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fill-color="#ffffff" draw:textarea-horizontal-align="center" draw:textarea-vertical-align="top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10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1cm" svg:height="11cm" svg:x="5cm" svg:y="2cm">
          <text:p text:style-name="P1">clien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999cm" svg:height="2.028cm" svg:x="8.001cm" svg:y="5.001cm">
          <text:p text:style-name="P1">javascrip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cm" svg:height="11.099cm" svg:x="25cm" svg:y="2.001cm">
          <text:p text:style-name="P1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5.999cm" svg:height="2.028cm" svg:x="28.001cm" svg:y="9.073cm">
          <text:p text:style-name="P1">tree-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5.999cm" svg:height="2.028cm" svg:x="28.001cm" svg:y="5.074cm">
          <text:p text:style-name="P1">Node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4.999cm" svg:height="2.028cm" svg:x="8.001cm" svg:y="9.002cm">
          <text:p text:style-name="P1">jqtre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0.5cm" svg:y1="7.029cm" svg:x2="10.5cm" svg:y2="9.002cm" draw:start-shape="id1" draw:start-glue-point="2" draw:end-shape="id2" draw:end-glue-point="0" svg:d="M10500 7029v1973">
          <text:p/>
        </draw:connector>
        <draw:connector draw:style-name="gr3" draw:text-style-name="P1" draw:layer="layout" draw:type="curve" svg:x1="31cm" svg:y1="7.102cm" svg:x2="31cm" svg:y2="9.073cm" draw:start-shape="id3" draw:start-glue-point="2" draw:end-shape="id4" draw:end-glue-point="0" svg:d="M31000 7102v1971">
          <text:p/>
        </draw:connector>
        <draw:connector draw:style-name="gr4" draw:text-style-name="P2" draw:layer="layout" draw:type="curve" svg:x1="13cm" svg:y1="10.016cm" svg:x2="28.001cm" svg:y2="10.087cm" draw:start-shape="id2" draw:start-glue-point="1" draw:end-shape="id4" draw:end-glue-point="3" svg:d="M13000 10016c11250 0 3750 71 15001 71">
          <text:p text:style-name="P2">JSON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tonello da messina</meta:initial-creator>
    <meta:creation-date>2021-10-29T11:57:44</meta:creation-date>
    <dc:date>2021-10-30T13:37:25</dc:date>
    <dc:creator>antonello da messina</dc:creator>
    <meta:editing-duration>PT28M25S</meta:editing-duration>
    <meta:editing-cycles>5</meta:editing-cycles>
    <meta:generator>OpenOffice/4.1.10$Unix OpenOffice.org_project/4110m2$Build-9807</meta:generator>
    <meta:document-statistic meta:object-count="9"/>
  </office:meta>
</office:document-meta>
</file>